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officeooo:rsid="00030365" officeooo:paragraph-rsid="00030365"/>
    </style:style>
    <style:style style:name="P2" style:family="paragraph" style:parent-style-name="Standard">
      <style:paragraph-properties fo:text-align="start" style:justify-single-word="false"/>
      <style:text-properties style:font-name="Bitstream Vera Sans" officeooo:rsid="00030365" officeooo:paragraph-rsid="00030365"/>
    </style:style>
    <style:style style:name="P3" style:family="paragraph" style:parent-style-name="Standard">
      <style:paragraph-properties fo:text-align="start" style:justify-single-word="false"/>
      <style:text-properties style:font-name="Bitstream Vera Sans" officeooo:rsid="0003565b" officeooo:paragraph-rsid="0003565b"/>
    </style:style>
    <style:style style:name="P4" style:family="paragraph" style:parent-style-name="Standard">
      <style:paragraph-properties fo:text-align="start" style:justify-single-word="false"/>
      <style:text-properties style:font-name="Bitstream Vera Sans" officeooo:rsid="0004a7c9" officeooo:paragraph-rsid="0004a7c9"/>
    </style:style>
    <style:style style:name="P5" style:family="paragraph" style:parent-style-name="Standard">
      <style:paragraph-properties fo:text-align="start" style:justify-single-word="false"/>
      <style:text-properties officeooo:paragraph-rsid="0003565b"/>
    </style:style>
    <style:style style:name="P6" style:family="paragraph" style:parent-style-name="Standard">
      <style:paragraph-properties fo:text-align="start" style:justify-single-word="false"/>
      <style:text-properties officeooo:paragraph-rsid="00050a77"/>
    </style:style>
    <style:style style:name="P7" style:family="paragraph" style:parent-style-name="Standard">
      <style:paragraph-properties fo:text-align="start" style:justify-single-word="false"/>
      <style:text-properties fo:color="#000000" style:font-name="Bitstream Vera Sans" officeooo:rsid="0004a7c9" officeooo:paragraph-rsid="0004a7c9"/>
    </style:style>
    <style:style style:name="P8" style:family="paragraph" style:parent-style-name="Standard">
      <style:paragraph-properties fo:text-align="start" style:justify-single-word="false"/>
      <style:text-properties fo:color="#000000" style:font-name="Bitstream Vera Sans" officeooo:rsid="0004c1de" officeooo:paragraph-rsid="0004c1de"/>
    </style:style>
    <style:style style:name="P9" style:family="paragraph" style:parent-style-name="Standard">
      <style:paragraph-properties fo:text-align="start" style:justify-single-word="false"/>
      <style:text-properties fo:color="#000000" style:font-name="Bitstream Vera Sans" officeooo:rsid="00050a77" officeooo:paragraph-rsid="00050a77"/>
    </style:style>
    <style:style style:name="P10" style:family="paragraph" style:parent-style-name="Standard">
      <style:paragraph-properties fo:text-align="start" style:justify-single-word="false"/>
      <style:text-properties fo:color="#000000" style:font-name="Bitstream Vera Sans" officeooo:rsid="00055682" officeooo:paragraph-rsid="00055682"/>
    </style:style>
    <style:style style:name="P11" style:family="paragraph" style:parent-style-name="Standard">
      <style:paragraph-properties fo:text-align="start" style:justify-single-word="false"/>
      <style:text-properties fo:color="#000000" style:font-name="Bitstream Vera Sans" officeooo:rsid="0005c02e" officeooo:paragraph-rsid="0005c02e"/>
    </style:style>
    <style:style style:name="P12" style:family="paragraph" style:parent-style-name="Standard">
      <style:paragraph-properties fo:text-align="start" style:justify-single-word="false"/>
      <style:text-properties fo:color="#000000" style:font-name="Bitstream Vera Sans" officeooo:rsid="0006adbe" officeooo:paragraph-rsid="0006adbe"/>
    </style:style>
    <style:style style:name="P13" style:family="paragraph" style:parent-style-name="Preformatted_20_Text">
      <style:paragraph-properties fo:text-align="start" style:justify-single-word="false"/>
      <style:text-properties style:font-name="Bitstream Vera Sans" officeooo:rsid="00030365" officeooo:paragraph-rsid="00030365"/>
    </style:style>
    <style:style style:name="P14" style:family="paragraph" style:parent-style-name="Preformatted_20_Text">
      <style:paragraph-properties fo:text-align="start" style:justify-single-word="false"/>
      <style:text-properties style:font-name="Bitstream Vera Sans" officeooo:rsid="0003565b" officeooo:paragraph-rsid="0003565b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Bitstream Vera Sans" officeooo:rsid="0004a7c9" officeooo:paragraph-rsid="0004a7c9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Bitstream Vera Sans" officeooo:rsid="0004c1de" officeooo:paragraph-rsid="0004c1de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Bitstream Vera Sans" officeooo:rsid="00050a77" officeooo:paragraph-rsid="00050a77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Standard">
      <style:paragraph-properties fo:text-align="start" style:justify-single-word="false"/>
      <style:text-properties style:font-name="Bitstream Vera Sans" officeooo:rsid="0003565b" officeooo:paragraph-rsid="0003565b"/>
    </style:style>
    <style:style style:name="P20" style:family="paragraph" style:parent-style-name="Standard">
      <style:paragraph-properties fo:text-align="start" style:justify-single-word="false"/>
      <style:text-properties fo:color="#800000" style:font-name="Bitstream Vera Sans" officeooo:rsid="0004a7c9" officeooo:paragraph-rsid="0004a7c9"/>
    </style:style>
    <style:style style:name="P21" style:family="paragraph" style:parent-style-name="Standard">
      <style:paragraph-properties fo:text-align="start" style:justify-single-word="false"/>
      <style:text-properties fo:color="#ff0000" style:font-name="Bitstream Vera Sans" officeooo:rsid="0004a7c9" officeooo:paragraph-rsid="0004a7c9"/>
    </style:style>
    <style:style style:name="T1" style:family="text">
      <style:text-properties style:font-name="Bitstream Vera Sans" officeooo:rsid="0003565b"/>
    </style:style>
    <style:style style:name="T2" style:family="text">
      <style:text-properties officeooo:rsid="0004a7c9"/>
    </style:style>
    <style:style style:name="T3" style:family="text">
      <style:text-properties fo:color="#800000"/>
    </style:style>
    <style:style style:name="T4" style:family="text">
      <style:text-properties fo:color="#ff0000"/>
    </style:style>
    <style:style style:name="T5" style:family="text">
      <style:text-properties fo:color="#000000" style:font-name="Bitstream Vera Sans" officeooo:rsid="00050a77"/>
    </style:style>
    <style:style style:name="T6" style:family="text">
      <style:text-properties officeooo:rsid="0009f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s user bundle</text:p>
      <text:p text:style-name="P1"/>
      <text:p text:style-name="P1"/>
      <text:p text:style-name="P2">Pour commencer ce positionner sur son dossier, assurez vous que vous avez bien une base de donnée avec vos préférences et une entity utilisateur, ensuite entrez la commande suivante :</text:p>
      <text:p text:style-name="P2"/>
      <text:p text:style-name="P2">commande : $ composer require friendsofsymfony/user-bundle ‘~2,0’</text:p>
      <text:p text:style-name="P2"/>
      <text:p text:style-name="P2">Ensuite nous allons entrer ce texte dans le fichier appKernel.php, ce texte sera mis dans la function registerBundles() dans $bundles = array( ….. ), ajouter le a la suite de ce qu’il s’y trouve déjà :</text:p>
      <text:p text:style-name="P2"/>
      <text:p text:style-name="P13">&lt;?php</text:p>
      <text:p text:style-name="P13"/>
      <text:p text:style-name="Preformatted_20_Text">// app/AppKernel.php</text:p>
      <text:p text:style-name="Preformatted_20_Text"/>
      <text:p text:style-name="Preformatted_20_Text">public function registerBundles()</text:p>
      <text:p text:style-name="Preformatted_20_Text">{</text:p>
      <text:p text:style-name="Preformatted_20_Text"><text:s text:c="4"/>$bundles = array(</text:p>
      <text:p text:style-name="Preformatted_20_Text"><text:s text:c="8"/>// ...</text:p>
      <text:p text:style-name="Preformatted_20_Text"><text:s text:c="8"/>new FOS\UserBundle\FOSUserBundle(),</text:p>
      <text:p text:style-name="Preformatted_20_Text"><text:s text:c="8"/>// ...</text:p>
      <text:p text:style-name="Preformatted_20_Text"><text:s text:c="4"/>);</text:p>
      <text:p text:style-name="P18">}</text:p>
      <text:p text:style-name="P3">Dans votre fichier utilisateur, nous allons devoir lui mettre une extend afin qu’il puisse fonctionner avec le système de Fos user bundle.</text:p>
      <text:p text:style-name="P3"/>
      <text:p text:style-name="P3">Voici un exemple de comment votre classe utilisateur doit ressembler, bien entendu vous pouvez appeler votre classe comme vous le souhaitez.</text:p>
      <text:p text:style-name="P3"/>
      <text:p text:style-name="P14">&lt;?php</text:p>
      <text:p text:style-name="Preformatted_20_Text">// src/AppBundle/Entity/User.php</text:p>
      <text:p text:style-name="Preformatted_20_Text"/>
      <text:p text:style-name="Preformatted_20_Text">namespace AppBundle\Entity;</text:p>
      <text:p text:style-name="Preformatted_20_Text"/>
      <text:p text:style-name="Preformatted_20_Text">use FOS\UserBundle\Model\User as BaseUser;</text:p>
      <text:p text:style-name="Preformatted_20_Text">use Doctrine\ORM\Mapping as ORM;</text:p>
      <text:p text:style-name="Preformatted_20_Text"/>
      <text:p text:style-name="Preformatted_20_Text">/**</text:p>
      <text:p text:style-name="Preformatted_20_Text"><text:s/>* @ORM\Entity</text:p>
      <text:p text:style-name="Preformatted_20_Text"><text:s/>* @ORM\Table(name="fos_user")</text:p>
      <text:p text:style-name="Preformatted_20_Text"><text:s/>*/</text:p>
      <text:p text:style-name="Preformatted_20_Text">class User extends BaseUser</text:p>
      <text:p text:style-name="Preformatted_20_Text">{</text:p>
      <text:p text:style-name="Preformatted_20_Text"><text:s text:c="4"/>/**</text:p>
      <text:p text:style-name="Preformatted_20_Text"><text:s text:c="5"/>* @ORM\Id</text:p>
      <text:p text:style-name="Preformatted_20_Text"><text:s text:c="5"/>* @ORM\Column(type="integer")</text:p>
      <text:p text:style-name="Preformatted_20_Text"><text:s text:c="5"/>* @ORM\GeneratedValue(strategy="AUTO")</text:p>
      <text:p text:style-name="Preformatted_20_Text"><text:s text:c="5"/>*/</text:p>
      <text:p text:style-name="Preformatted_20_Text"><text:s text:c="4"/>protected $id;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8"/>// your own logic</text:p>
      <text:p text:style-name="Preformatted_20_Text"><text:s text:c="4"/>}</text:p>
      <text:p text:style-name="P18">}</text:p>
      <text:p text:style-name="P3"><text:soft-page-break/></text:p>
      <text:p text:style-name="P3"/>
      <text:p text:style-name="P5"><text:span text:style-name="T1">Notez que nous avons ajouté au dessus de use Doctrine\ORM\Mapping as ORM une autre ligne de code : </text:span>use FOS\UserBundle\Model\User as BaseUser;</text:p>
      <text:p text:style-name="P3"/>
      <text:p text:style-name="P3">Elle va nous permettre de faire le lien entre Fos user et votre classe <text:span text:style-name="T2">avec un Alias</text:span></text:p>
      <text:p text:style-name="P3"/>
      <text:p text:style-name="P4">Nous <text:span text:style-name="T6">a</text:span>vons églament ajouté une extends de notre classe avec notre nouvel alias comme suit :</text:p>
      <text:p text:style-name="P4"/>
      <text:p text:style-name="P4">class User <text:span text:style-name="T3">extends BaseUser</text:span></text:p>
      <text:p text:style-name="P20"/>
      <text:p text:style-name="P7"/>
      <text:p text:style-name="P7"/>
      <text:p text:style-name="P7"/>
      <text:p text:style-name="P7">Nous avons fait une modification mineure mais très importante !!! de base lorsque nous faisons une entity nous avons une id qui est crée automatiquement ( la primary key ), cette variable est en <text:span text:style-name="T4">private</text:span>. Nous allons devoir modifier cela et la passer en <text:span text:style-name="T4">protected.</text:span></text:p>
      <text:p text:style-name="P21"/>
      <text:p text:style-name="P7">Nous allons maintenant configurer la sécurité :</text:p>
      <text:p text:style-name="P7"/>
      <text:p text:style-name="P7">allons dans app/config/security.yml et mettons ce code ci-dessous :</text:p>
      <text:p text:style-name="P7"/>
      <text:p text:style-name="P15"># app/config/security.yml</text:p>
      <text:p text:style-name="Preformatted_20_Text">security:</text:p>
      <text:p text:style-name="Preformatted_20_Text"><text:s text:c="4"/>encoders:</text:p>
      <text:p text:style-name="Preformatted_20_Text"><text:s text:c="8"/>FOS\UserBundle\Model\UserInterface: bcrypt</text:p>
      <text:p text:style-name="Preformatted_20_Text"/>
      <text:p text:style-name="Preformatted_20_Text"><text:s text:c="4"/>role_hierarchy:</text:p>
      <text:p text:style-name="Preformatted_20_Text"><text:s text:c="8"/>ROLE_ADMIN: <text:s text:c="6"/>ROLE_USER</text:p>
      <text:p text:style-name="Preformatted_20_Text"><text:s text:c="8"/>ROLE_SUPER_ADMIN: ROLE_ADMIN</text:p>
      <text:p text:style-name="Preformatted_20_Text"/>
      <text:p text:style-name="Preformatted_20_Text"><text:s text:c="4"/>providers:</text:p>
      <text:p text:style-name="Preformatted_20_Text"><text:s text:c="8"/>fos_userbundle:</text:p>
      <text:p text:style-name="Preformatted_20_Text"><text:s text:c="12"/>id: fos_user.user_provider.username</text:p>
      <text:p text:style-name="Preformatted_20_Text"/>
      <text:p text:style-name="Preformatted_20_Text"><text:s text:c="4"/>firewalls:</text:p>
      <text:p text:style-name="Preformatted_20_Text"><text:s text:c="8"/>main:</text:p>
      <text:p text:style-name="Preformatted_20_Text"><text:s text:c="12"/>pattern: ^/</text:p>
      <text:p text:style-name="Preformatted_20_Text"><text:s text:c="12"/>form_login:</text:p>
      <text:p text:style-name="Preformatted_20_Text"><text:s text:c="16"/>provider: fos_userbundle</text:p>
      <text:p text:style-name="Preformatted_20_Text"><text:s text:c="16"/>csrf_token_generator: security.csrf.token_manager</text:p>
      <text:p text:style-name="Preformatted_20_Text"/>
      <text:p text:style-name="Preformatted_20_Text"><text:s text:c="12"/>logout: <text:s text:c="6"/>true</text:p>
      <text:p text:style-name="Preformatted_20_Text"><text:s text:c="12"/>anonymous: <text:s text:c="3"/>true</text:p>
      <text:p text:style-name="Preformatted_20_Text"/>
      <text:p text:style-name="Preformatted_20_Text"><text:s text:c="4"/>access_control:</text:p>
      <text:p text:style-name="Preformatted_20_Text"><text:s text:c="8"/>- { path: ^/login$, role: IS_AUTHENTICATED_ANONYMOUSLY }</text:p>
      <text:p text:style-name="Preformatted_20_Text"><text:s text:c="8"/>- { path: ^/register, role: IS_AUTHENTICATED_ANONYMOUSLY }</text:p>
      <text:p text:style-name="Preformatted_20_Text"><text:s text:c="8"/>- { path: ^/resetting, role: IS_AUTHENTICATED_ANONYMOUSLY }</text:p>
      <text:p text:style-name="P18"><text:s text:c="8"/>- { path: ^/admin/, role: ROLE_ADMIN }</text:p>
      <text:p text:style-name="P7"/>
      <text:p text:style-name="P7"/>
      <text:p text:style-name="P7"/>
      <text:p text:style-name="P7"><text:soft-page-break/></text:p>
      <text:p text:style-name="P8">Nous allons passer à la configuration de fos user bundle dans app/config/config.yml et nous allons rajouter ceci :</text:p>
      <text:p text:style-name="P8"/>
      <text:p text:style-name="P16"># app/config/config.yml</text:p>
      <text:p text:style-name="Preformatted_20_Text">fos_user:</text:p>
      <text:p text:style-name="Preformatted_20_Text"><text:s text:c="4"/>db_driver: orm # other valid values are 'mongodb' and 'couchdb'</text:p>
      <text:p text:style-name="Preformatted_20_Text"><text:s text:c="4"/>firewall_name: main</text:p>
      <text:p text:style-name="Preformatted_20_Text"><text:s text:c="4"/>user_class: AppBundle\Entity\User</text:p>
      <text:p text:style-name="Preformatted_20_Text"><text:s text:c="4"/>from_email:</text:p>
      <text:p text:style-name="Preformatted_20_Text"><text:s text:c="8"/>address: "%mailer_user%"</text:p>
      <text:p text:style-name="P18"><text:s text:c="8"/>sender_name: "%mailer_user%"</text:p>
      <text:p text:style-name="P9"/>
      <text:p text:style-name="P10">IMPORTANT !!!!!</text:p>
      <text:p text:style-name="P10"/>
      <text:p text:style-name="P10">Dans le cas ci contre ou vous utilisez une classe utilisateur autre que ex :</text:p>
      <text:p text:style-name="P10"/>
      <text:p text:style-name="P10">class User extends BaseUser</text:p>
      <text:p text:style-name="P10">{</text:p>
      <text:p text:style-name="P10">…</text:p>
      <text:p text:style-name="P10">}</text:p>
      <text:p text:style-name="P10"/>
      <text:p text:style-name="P10">et que vous avez créé votre propre classe comme ceci ex :</text:p>
      <text:p text:style-name="P10"/>
      <text:p text:style-name="P10">class Utilisateur extends BaseUser</text:p>
      <text:p text:style-name="P10">{</text:p>
      <text:p text:style-name="P10">…</text:p>
      <text:p text:style-name="P10">}</text:p>
      <text:p text:style-name="P10"/>
      <text:p text:style-name="P10">Pensez à mettre le nom de votre classe dans le fichier config.yml</text:p>
      <text:p text:style-name="P10"/>
      <text:p text:style-name="P10">fos_user :</text:p>
      <text:p text:style-name="P10"><text:tab/>iser_class : AppBundle\Entity\<text:span text:style-name="T4">LeNomDeVotreClass</text:span></text:p>
      <text:p text:style-name="P11"/>
      <text:p text:style-name="P11">dans le cas présent votre classe perso est class Utilisateur mettez donc :</text:p>
      <text:p text:style-name="P11"/>
      <text:p text:style-name="P11">user_class : AppBundle\Entity\Utilisateur</text:p>
      <text:p text:style-name="P11"/>
      <text:p text:style-name="P11"/>
      <text:p text:style-name="P10"/>
      <text:p text:style-name="P9">Nous allons passer ensuite sur le routing de Fos user bundle dans le fichier app/config/routing.yml et nous allons ajouter :</text:p>
      <text:p text:style-name="P9"/>
      <text:p text:style-name="P9"/>
      <text:p text:style-name="P17"># app/config/routing.yml</text:p>
      <text:p text:style-name="Preformatted_20_Text">fos_user:</text:p>
      <text:p text:style-name="P18"><text:s text:c="4"/>resource: "@FOSUserBundle/Resources/config/routing/all.xml"</text:p>
      <text:p text:style-name="P9"/>
      <text:p text:style-name="P9">Une fois que vous avez fait tout les step suivant vous pouvez dès à présent faire la commande suivante dans votre terminal :</text:p>
      <text:p text:style-name="P9"/>
      <text:p text:style-name="P6"><text:span text:style-name="T5">commande : $ </text:span><text:s/>php bin/console doctrine:schema:update --force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9:54:05.231062190</meta:creation-date>
    <dc:date>2017-12-07T16:42:41.061308638</dc:date>
    <meta:editing-duration>PT1H25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00" meta:word-count="531" meta:character-count="4042" meta:non-whitespace-character-count="3284"/>
  </office:meta>
</office:document-meta>
</file>